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Πίνακας2" style:family="table">
      <style:table-properties style:width="22.068cm" table:align="left"/>
    </style:style>
    <style:style style:name="Πίνακας2.A" style:family="table-column">
      <style:table-column-properties style:column-width="8.123cm"/>
    </style:style>
    <style:style style:name="Πίνακας2.B" style:family="table-column">
      <style:table-column-properties style:column-width="4.087cm"/>
    </style:style>
    <style:style style:name="Πίνακας2.C" style:family="table-column">
      <style:table-column-properties style:column-width="9.858cm"/>
    </style:style>
    <style:style style:name="Πίνακας2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cm" style:contextual-spacing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master-page-name="HTML">
      <style:paragraph-properties style:page-number="auto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fo:font-style="italic"/>
    </style:style>
    <style:style style:name="T2" style:family="text">
      <style:text-properties fo:font-size="8.25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../../../../../../../search" xlink:type="simple">
          <form:properties>
            <form:property form:property-name="PropertyChangeNotificationEnabled" office:value-type="boolean" office:boolean-value="true"/>
          </form:properties>
          <form:hidden form:name="cx" form:control-implementation="ooo:com.sun.star.form.component.HiddenControl" xml:id="control1" form:id="control1" form:value="009245469817848559060:r2g9otu_04y"/>
          <form:hidden form:name="cof" form:control-implementation="ooo:com.sun.star.form.component.HiddenControl" xml:id="control2" form:id="control2" form:value="FORID:10"/>
          <form:hidden form:name="ie" form:control-implementation="ooo:com.sun.star.form.component.HiddenControl" xml:id="control3" form:id="control3" form:value="UTF-8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section text:style-name="Sect1" text:name="main">
        <text:h text:style-name="Heading_20_2" text:outline-level="2"><text:bookmark text:name="Performing_a_standard_installation_of_Sugar_FastStack_for_MySQL"/>Εκτελώντας μια πρότυπη εγκατάσταση του Sugar FastStack για  MySQL</text:h>
        <table:table table:name="Πίνακας2" table:style-name="Πίνακας2">
          <table:table-column table:style-name="Πίνακας2.A"/>
          <table:table-column table:style-name="Πίνακας2.B"/>
          <table:table-column table:style-name="Πίνακας2.C"/>
          <table:table-row>
            <table:table-cell table:style-name="Πίνακας2.A1" office:value-type="string">
              <text:p text:style-name="P2">Έργο</text:p>
            </table:table-cell>
            <table:table-cell table:style-name="Πίνακας2.A1" office:value-type="string">
              <text:p text:style-name="P2">Αποτέλεσμα</text:p>
            </table:table-cell>
            <table:table-cell table:style-name="Πίνακας2.A1" office:value-type="string">
              <text:p text:style-name="P2">Σχόλια</text:p>
            </table:table-cell>
          </table:table-row>
          <table:table-row>
            <table:table-cell table:style-name="Πίνακας2.A1" office:value-type="string">
              <text:p text:style-name="P2">1.Πηγαίνετε στην ιστοσελίδα του Sugar και κατεβάστε του Sugar FastStack τον εκτελέσιμο φάκελο για mySQL Sugar FastStack , sugarcrm-CE-6.5.0-windows-installer.exe</text:p>
            </table:table-cell>
            <table:table-cell table:style-name="Πίνακας2.A1" office:value-type="string">
              <text:p text:style-name="P4"/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2. Περιηγηθείτε στην τοποθεσία όπου <text:s/>αποθηκεύσατε το φάκελο και πατήστε Run για να ξεκινήσει η διαδικασία εγκατάστασης</text:p>
            </table:table-cell>
            <table:table-cell table:style-name="Πίνακας2.A1" office:value-type="string">
              <text:p text:style-name="P2">Αυτό εμφανίζει τη σελίδα εγκατάστασης του SugarCRM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3. Πατήστε επόμενο</text:p>
            </table:table-cell>
            <table:table-cell table:style-name="Πίνακας2.A1" office:value-type="string">
              <text:p text:style-name="P2">Αυτό εμφανίζει τη σελίδα Αποδοχής της Άδειας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4. Επιθεωρήστε την <text:s/>άδεια, επιλέξτε Δέχομαι και πατήστε Επόμενο</text:p>
            </table:table-cell>
            <table:table-cell table:style-name="Πίνακας2.A1" office:value-type="string">
              <text:p text:style-name="P2">Αυτό εμφανίζει τη σελίδα διαδρομής της εγκατάστασης </text:p>
            </table:table-cell>
            <table:table-cell table:style-name="Πίνακας2.A1" office:value-type="string">
              <text:p text:style-name="P2">Η προεπιλεγμένη τοποθεσία εμφανίζει το πεδίο της διαδρομής εγκατάστασης. Εάν θέλετε να αλλάξετε την προεπιλεγμένη διαδρομή εγκτάστασης, πατήσετ την εικόνα φακέλου και περιηγηθείτε στην τοποθεσία όπου θέλετε να εγκαταστήστε το πρόγραμ</text:p>
            </table:table-cell>
          </table:table-row>
          <table:table-row>
            <table:table-cell table:style-name="Πίνακας2.A1" office:value-type="string">
              <text:p text:style-name="P2">5. Πατήστε επόμενο</text:p>
            </table:table-cell>
            <table:table-cell table:style-name="Πίνακας2.A1" office:value-type="string">
              <text:p text:style-name="P2">Αυτό εμφανίζει τη σελίδα με τα στοιχεία Επιλογής</text:p>
            </table:table-cell>
            <table:table-cell table:style-name="Πίνακας2.A1" office:value-type="string">
              <text:p text:style-name="P2">Από προεπιλογή το στοιχείο του phpMyAdmin, που σου επιτρέπει να διαχειριστείς τη βάση δεδομένω, είναι επιλεγμένη</text:p>
            </table:table-cell>
          </table:table-row>
          <table:table-row>
            <table:table-cell table:style-name="Πίνακας2.A1" office:value-type="string">
              <text:p text:style-name="P2">6. Πατήστε επόμενο</text:p>
            </table:table-cell>
            <table:table-cell table:style-name="Πίνακας2.A1" office:value-type="string">
              <text:p text:style-name="P2">Αυτο εμφανίζει τη σελίδα Εγκατάστασης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7. Η τυπική εγκατάσταση έχει επιλεχθεί από προεπιλογή, πατηστε επόμενο</text:p>
            </table:table-cell>
            <table:table-cell table:style-name="Πίνακας2.A1" office:value-type="string">
              <text:p text:style-name="P2">Η σελίδα Όνομα Συστήματος εμφανίζει την προεπιλεγμένη IP διεύθυνση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8. Αντικαταστήστε τη διεύθυνση IP με ένα όνομα για το σύστημα Sugar </text:p>
            </table:table-cell>
            <table:table-cell table:style-name="Πίνακας2.A1" office:value-type="string">
              <text:p text:style-name="P4"/>
            </table:table-cell>
            <table:table-cell table:style-name="Πίνακας2.A1" office:value-type="string">
              <text:p text:style-name="P2">Αυτό είναι το όνομα που θα εμφανιστεί στη μπάρα τίτλου στον φυλλομετρητή ιστού </text:p>
            </table:table-cell>
          </table:table-row>
          <table:table-row>
            <table:table-cell table:style-name="Πίνακας2.A1" office:value-type="string">
              <text:p text:style-name="P2">9. Πατήστε επόμενο</text:p>
            </table:table-cell>
            <table:table-cell table:style-name="Πίνακας2.A1" office:value-type="string">
              <text:p text:style-name="P2">Αυτό εμφανίζει τη σελίδα με τον κωδικό του SugaCRM AdminThis displays the SugarCRM Admin Password page.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0. Εισάγετε τον κωδικό που ο Sugar διαχειριστής θα χρησιμοποιήσει για να εισαχθεί στο Sugar και πατήστε Επόμενο </text:p>
            </table:table-cell>
            <table:table-cell table:style-name="Πίνακας2.A1" office:value-type="string">
              <text:p text:style-name="P2">Η οθόνη των δεδομένων Demo εμφανίζει το επόμενο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1. Επιλέξτε Ναι για να δημοσιοποιήσετε τη βάση δεδομένων με τη βάση δεδομένων Demo ή αλλιώς πατήστε Όχι. Για να εγκαταστήσετε <text:s/>με το multibyte characters επιλέξτε Ναι</text:p>
            </table:table-cell>
            <table:table-cell table:style-name="Πίνακας2.A1" office:value-type="string">
              <text:p text:style-name="P4"/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2. Πατήστε επόμενο.</text:p>
            </table:table-cell>
            <table:table-cell table:style-name="Πίνακας2.A1" office:value-type="string">
              <text:p text:style-name="P2">Αυτό εμφανίζει την εγκατάσταση ως μια σελίδα υπηρεσιών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3. Επιλέξτε Ναι για να ξεκινήσει αυτόματα το Sugar FastStack όταν ξεκινάτε τξ μηχανή σας ή αλλιώς επιλέξτε Όχι</text:p>
            </table:table-cell>
            <table:table-cell table:style-name="Πίνακας2.A1" office:value-type="string">
              <text:p text:style-name="P4"/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4. Πατήστε επόμενο</text:p>
            </table:table-cell>
            <table:table-cell table:style-name="Πίνακας2.A1" office:value-type="string">
              <text:p text:style-name="P2">Αυτό εμφανίζει τη σελίδα του Web Server Domain 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5. Πατήστε επόμενο</text:p>
            </table:table-cell>
            <table:table-cell table:style-name="Πίνακας2.A1" office:value-type="string">
              <text:p text:style-name="P2">This displays the MySQL Credentials page.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6. Πατήστε επόμενο</text:p>
            </table:table-cell>
            <table:table-cell table:style-name="Πίνακας2.A1" office:value-type="string">
              <text:p text:style-name="P4"/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7. Enter a password for the database root user, re-enter it to confirm, and click Next.</text:p>
            </table:table-cell>
            <table:table-cell table:style-name="Πίνακας2.A1" office:value-type="string">
              <text:p text:style-name="P2">Αυτό εμφανίζει τη σελίδα κωδικού της phpMyAdmin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8. Εισάγετε έναν κωδικό για το διαχειριστή <text:s/>phpMyAdmin, επαναεισάγετε το για επιβεβαίωση και πατήστε Επόμενο</text:p>
            </table:table-cell>
            <table:table-cell table:style-name="Πίνακας2.A1" office:value-type="string">
              <text:p text:style-name="P2">Αυτό εμφανίζει το έτοιμο για να εγκαταστήσει τη σελίδα</text:p>
            </table:table-cell>
            <table:table-cell table:style-name="Πίνακας2.A1" office:value-type="string">
              <text:p text:style-name="P4"/>
            </table:table-cell>
          </table:table-row>
          <table:table-row>
            <table:table-cell table:style-name="Πίνακας2.A1" office:value-type="string">
              <text:p text:style-name="P2">19. Πατήστε επόμενο</text:p>
            </table:table-cell>
            <table:table-cell table:style-name="Πίνακας2.A1" office:value-type="string">
              <text:p text:style-name="P2">Η διαδικασία εγκατάστασης ξεκινάει</text:p>
            </table:table-cell>
            <table:table-cell table:style-name="Πίνακας2.A1" office:value-type="string">
              <text:p text:style-name="P2">After the installation is complete, the Completing the SugarCRM Setup Wizard screen displays next. The option to launch SugarCRM is already selected.</text:p>
            </table:table-cell>
          </table:table-row>
          <table:table-row>
            <table:table-cell table:style-name="Πίνακας2.A1" office:value-type="string">
              <text:p text:style-name="P2">20. Πατήστε Τέλος για να φορτώσει το Sugar</text:p>
            </table:table-cell>
            <table:table-cell table:style-name="Πίνακας2.A1" office:value-type="string">
              <text:p text:style-name="P2">Αυτό εμφανίζει την σελίδα εισόδου του Sugar</text:p>
            </table:table-cell>
            <table:table-cell table:style-name="Πίνακας2.A1" office:value-type="string">
              <text:p text:style-name="P2">You can now log into Sugar as an administrator with the password that you specified earlier during installation.</text:p>
            </table:table-cell>
          </table:table-row>
        </table:table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indows installation - SugarCRM Support </dc:title>
    <meta:generator>LibreOffice/4.2.3.3$Linux_x86 LibreOffice_project/420m0$Build-3</meta:generator>
    <dc:date>2014-07-21T19:20:27.611547291</dc:date>
    <meta:editing-duration>PT40M53S</meta:editing-duration>
    <meta:editing-cycles>11</meta:editing-cycles>
    <meta:document-statistic meta:table-count="1" meta:image-count="0" meta:object-count="0" meta:page-count="1" meta:paragraph-count="44" meta:word-count="425" meta:character-count="2815" meta:non-whitespace-character-count="2424"/>
    <meta:user-defined meta:name=""/>
    <meta:user-defined meta:name="viewport">width=device-width</meta:user-defined>
  </office:meta>
</office:document-meta>
</file>